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6.231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2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5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none" svg:stroke-color="#000000" draw:fill="none" draw:fill-color="#ffffff" fo:min-height="1.66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8.39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2.544cm" fo:min-width="3.31cm"/>
    </style:style>
    <style:style style:name="gr13" style:family="graphic" style:parent-style-name="standard">
      <style:graphic-properties svg:stroke-linecap="round" draw:fill-color="#eeeeee" draw:textarea-horizontal-align="justify" draw:textarea-vertical-align="middle" draw:auto-grow-height="false" fo:min-height="4.83cm" fo:min-width="5.85cm"/>
    </style:style>
    <style:style style:name="gr14" style:family="graphic" style:parent-style-name="standard">
      <style:graphic-properties svg:stroke-linecap="round" draw:fill-color="#eeeeee" draw:textarea-horizontal-align="justify" draw:textarea-vertical-align="middle" draw:auto-grow-height="false" fo:min-height="3.941cm" fo:min-width="6.485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1.02cm" fo:min-width="1.788cm"/>
    </style:style>
    <style:style style:name="gr16" style:family="graphic" style:parent-style-name="standard">
      <style:graphic-properties draw:stroke="none" svg:stroke-color="#000000" draw:fill="none" draw:fill-color="#ffffff" fo:min-height="1.971cm"/>
    </style:style>
    <style:style style:name="gr17" style:family="graphic" style:parent-style-name="standard">
      <style:graphic-properties draw:marker-end="" draw:fill-color="#cccccc" draw:textarea-horizontal-align="justify" draw:textarea-vertical-align="middle" draw:auto-grow-height="false" fo:min-height="1.008cm" fo:min-width="2.285cm"/>
    </style:style>
    <style:style style:name="gr18" style:family="graphic" style:parent-style-name="standard">
      <style:graphic-properties draw:stroke="none" svg:stroke-color="#000000" draw:fill="none" draw:fill-color="#ffffff" fo:min-height="0.63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39cm" fo:min-width="0.578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left" draw:textarea-vertical-align="top" draw:auto-grow-height="false" fo:min-height="11.053cm" fo:min-width="3.056cm"/>
    </style:style>
    <style:style style:name="gr23" style:family="graphic" style:parent-style-name="standard">
      <style:graphic-properties draw:fill-color="#ffffff" draw:textarea-horizontal-align="left" draw:textarea-vertical-align="top" draw:auto-grow-height="false" fo:min-height="5.143cm" fo:min-width="2.48cm"/>
    </style:style>
    <style:style style:name="gr24" style:family="graphic" style:parent-style-name="standard">
      <style:graphic-properties draw:fill-color="#ffffff" draw:textarea-horizontal-align="left" draw:textarea-vertical-align="top" draw:auto-grow-height="false" fo:min-height="2.387cm" fo:min-width="2.518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465cm" fo:min-width="2.168cm"/>
    </style:style>
    <style:style style:name="gr26" style:family="graphic" style:parent-style-name="standard">
      <style:graphic-properties draw:fill-color="#ffffff" draw:textarea-horizontal-align="left" draw:textarea-vertical-align="top" draw:auto-grow-height="false" fo:min-height="11.053cm" fo:min-width="7.12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1.011cm" fo:min-width="1.269cm"/>
    </style:style>
    <style:style style:name="gr28" style:family="graphic" style:parent-style-name="objectwithoutfill">
      <style:graphic-properties draw:marker-end="Symmetric_20_Arrow" draw:marker-end-width="0.3cm" draw:fill="none" draw:textarea-vertical-align="middle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1.011cm" fo:min-width="1.142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783cm" fo:min-width="1.93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1.011cm" fo:min-width="0.761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465cm" fo:min-width="0.644cm"/>
    </style:style>
    <style:style style:name="gr33" style:family="graphic" style:parent-style-name="objectwithoutfill">
      <style:graphic-properties draw:marker-end="Symmetric_20_Arrow" draw:marker-end-width="0.3cm" draw:fill="none" draw:textarea-vertical-align="middle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1.147cm" fo:min-width="1.786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1.147cm" fo:min-width="2.04cm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639cm" fo:min-width="2.04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639cm" fo:min-width="1.786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0.553cm" fo:min-width="2.081cm"/>
    </style:style>
    <style:style style:name="gr3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0" style:family="graphic" style:parent-style-name="standard">
      <style:graphic-properties draw:fill-color="#ffffff" draw:textarea-horizontal-align="left" draw:textarea-vertical-align="top" draw:auto-grow-height="false" fo:min-height="1.469cm" fo:min-width="2.616cm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0.553cm" fo:min-width="0.811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86cm" fo:min-width="2.421cm" fo:wrap-option="no-wrap"/>
    </style:style>
    <style:style style:name="co1" style:family="table-column">
      <style:table-column-properties style:column-width="3.81cm" style:use-optimal-column-width="false"/>
    </style:style>
    <style:style style:name="ro1" style:family="table-row">
      <style:table-row-properties style:row-height="0.73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ize="8pt" style:text-underline-style="none" style:font-size-asian="8pt" style:font-size-complex="8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text-underline-style="solid" style:text-underline-width="auto" style:text-underline-color="font-color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9.017cm" svg:x="10.271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8.62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7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8.366cm" svg:x2="3.921cm" svg:y2="8.874cm">
            <text:p/>
          </draw:line>
          <draw:line draw:style-name="gr4" draw:text-style-name="P1" draw:layer="layout" svg:x1="4.175cm" svg:y1="9.255cm" svg:x2="3.921cm" svg:y2="8.874cm">
            <text:p/>
          </draw:line>
          <draw:line draw:style-name="gr4" draw:text-style-name="P1" draw:layer="layout" svg:x1="3.667cm" svg:y1="9.255cm" svg:x2="3.921cm" svg:y2="8.874cm">
            <text:p/>
          </draw:line>
          <draw:line draw:style-name="gr4" draw:text-style-name="P1" draw:layer="layout" svg:x1="3.667cm" svg:y1="8.493cm" svg:x2="4.175cm" svg:y2="8.493cm">
            <text:p/>
          </draw:line>
        </draw:g>
        <draw:frame draw:style-name="gr5" draw:text-style-name="P3" draw:layer="layout" svg:width="1.651cm" svg:height="0.645cm" svg:x="3.286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7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11.277cm" svg:x2="3.921cm" svg:y2="11.785cm">
            <text:p/>
          </draw:line>
          <draw:line draw:style-name="gr4" draw:text-style-name="P1" draw:layer="layout" svg:x1="4.175cm" svg:y1="12.166cm" svg:x2="3.921cm" svg:y2="11.785cm">
            <text:p/>
          </draw:line>
          <draw:line draw:style-name="gr4" draw:text-style-name="P1" draw:layer="layout" svg:x1="3.667cm" svg:y1="12.166cm" svg:x2="3.921cm" svg:y2="11.785cm">
            <text:p/>
          </draw:line>
          <draw:line draw:style-name="gr4" draw:text-style-name="P1" draw:layer="layout" svg:x1="3.667cm" svg:y1="11.404cm" svg:x2="4.175cm" svg:y2="11.404cm">
            <text:p/>
          </draw:line>
        </draw:g>
        <draw:frame draw:style-name="gr5" draw:text-style-name="P3" draw:layer="layout" svg:width="1.651cm" svg:height="0.645cm" svg:x="3.159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5cm" svg:y="13.446cm">
          <draw:text-box>
            <text:p><text:span text:style-name="T3">Users</text:span></text:p>
          </draw:text-box>
        </draw:frame>
        <draw:frame draw:style-name="gr7" draw:text-style-name="P4" draw:layer="layout" svg:width="3.302cm" svg:height="1.916cm" svg:x="4.81cm" svg:y="4.926cm">
          <draw:text-box>
            <text:p text:style-name="P1"><text:span text:style-name="T3">Total</text:span></text:p>
            <text:p text:style-name="P1"><text:span text:style-name="T3">Connection</text:span></text:p>
            <text:p text:style-name="P1"><text:span text:style-name="T3">Limit</text:span></text:p>
          </draw:text-box>
        </draw:frame>
        <draw:line draw:style-name="gr8" draw:text-style-name="P1" draw:layer="layout" svg:x1="4.81cm" svg:y1="8.366cm" svg:x2="8.62cm" svg:y2="8.874cm">
          <text:p/>
        </draw:line>
        <draw:line draw:style-name="gr8" draw:text-style-name="P1" draw:layer="layout" svg:x1="4.81cm" svg:y1="8.747cm" svg:x2="8.62cm" svg:y2="10.525cm">
          <text:p/>
        </draw:line>
        <draw:line draw:style-name="gr8" draw:text-style-name="P1" draw:layer="layout" svg:x1="4.937cm" svg:y1="11.287cm" svg:x2="8.62cm" svg:y2="10.779cm">
          <text:p/>
        </draw:line>
        <draw:line draw:style-name="gr8" draw:text-style-name="P1" draw:layer="layout" svg:x1="4.937cm" svg:y1="11.668cm" svg:x2="8.62cm" svg:y2="12.176cm">
          <text:p/>
        </draw:line>
        <draw:line draw:style-name="gr8" draw:text-style-name="P1" draw:layer="layout" svg:x1="4.937cm" svg:y1="11.922cm" svg:x2="8.62cm" svg:y2="12.43cm">
          <text:p/>
        </draw:line>
        <draw:line draw:style-name="gr8" draw:text-style-name="P1" draw:layer="layout" svg:x1="4.937cm" svg:y1="12.176cm" svg:x2="8.62cm" svg:y2="12.684cm">
          <text:p/>
        </draw:line>
        <draw:line draw:style-name="gr9" draw:text-style-name="P1" draw:layer="layout" svg:x1="6.461cm" svg:y1="6.842cm" svg:x2="6.588cm" svg:y2="14.081cm">
          <text:p/>
        </draw:line>
        <draw:frame draw:style-name="gr10" draw:text-style-name="P1" draw:layer="layout" svg:width="16.998cm" svg:height="2.994cm" svg:x="11.672cm" svg:y="18.86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Default">
        <draw:custom-shape draw:style-name="gr11" draw:text-style-name="P1" draw:layer="layout" svg:width="8.89cm" svg:height="9.017cm" svg:x="7.604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0.144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<text:span text:style-name="T1">Listener</text:span></text:p>
          <text:p text:style-name="P1"><text:span text:style-name="T2">port 200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1.922cm">
          <text:p text:style-name="P1"><text:span text:style-name="T1">Listener</text:span></text:p>
          <text:p text:style-name="P1"><text:span text:style-name="T2">port 20002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8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8.366cm" svg:x2="3.922cm" svg:y2="8.874cm">
            <text:p/>
          </draw:line>
          <draw:line draw:style-name="gr4" draw:text-style-name="P1" draw:layer="layout" svg:x1="4.176cm" svg:y1="9.255cm" svg:x2="3.922cm" svg:y2="8.874cm">
            <text:p/>
          </draw:line>
          <draw:line draw:style-name="gr4" draw:text-style-name="P1" draw:layer="layout" svg:x1="3.668cm" svg:y1="9.255cm" svg:x2="3.922cm" svg:y2="8.874cm">
            <text:p/>
          </draw:line>
          <draw:line draw:style-name="gr4" draw:text-style-name="P1" draw:layer="layout" svg:x1="3.668cm" svg:y1="8.493cm" svg:x2="4.176cm" svg:y2="8.493cm">
            <text:p/>
          </draw:line>
        </draw:g>
        <draw:frame draw:style-name="gr5" draw:text-style-name="P3" draw:layer="layout" svg:width="1.651cm" svg:height="0.645cm" svg:x="3.287cm" svg:y="9.382cm">
          <draw:text-box>
            <text:p><text:span text:style-name="T2">Alice</text:span></text:p>
          </draw:text-box>
        </draw:frame>
        <draw:g>
          <draw:custom-shape draw:style-name="gr3" draw:text-style-name="P1" draw:layer="layout" svg:width="0.508cm" svg:height="0.508cm" svg:x="3.668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11.277cm" svg:x2="3.922cm" svg:y2="11.785cm">
            <text:p/>
          </draw:line>
          <draw:line draw:style-name="gr4" draw:text-style-name="P1" draw:layer="layout" svg:x1="4.176cm" svg:y1="12.166cm" svg:x2="3.922cm" svg:y2="11.785cm">
            <text:p/>
          </draw:line>
          <draw:line draw:style-name="gr4" draw:text-style-name="P1" draw:layer="layout" svg:x1="3.668cm" svg:y1="12.166cm" svg:x2="3.922cm" svg:y2="11.785cm">
            <text:p/>
          </draw:line>
          <draw:line draw:style-name="gr4" draw:text-style-name="P1" draw:layer="layout" svg:x1="3.668cm" svg:y1="11.404cm" svg:x2="4.176cm" svg:y2="11.404cm">
            <text:p/>
          </draw:line>
        </draw:g>
        <draw:frame draw:style-name="gr5" draw:text-style-name="P3" draw:layer="layout" svg:width="1.651cm" svg:height="0.645cm" svg:x="3.16cm" svg:y="12.293cm">
          <draw:text-box>
            <text:p><text:span text:style-name="T2">Bob</text:span></text:p>
          </draw:text-box>
        </draw:frame>
        <draw:frame draw:style-name="gr6" draw:text-style-name="P4" draw:layer="layout" svg:width="2.413cm" svg:height="0.806cm" svg:x="2.906cm" svg:y="13.446cm">
          <draw:text-box>
            <text:p><text:span text:style-name="T3">Users</text:span></text:p>
          </draw:text-box>
        </draw:frame>
        <draw:line draw:style-name="gr8" draw:text-style-name="P1" draw:layer="layout" svg:x1="4.811cm" svg:y1="8.747cm" svg:x2="5.953cm" svg:y2="10.398cm">
          <text:p/>
        </draw:line>
        <draw:line draw:style-name="gr8" draw:text-style-name="P1" draw:layer="layout" svg:x1="4.938cm" svg:y1="11.287cm" svg:x2="5.953cm" svg:y2="10.525cm">
          <text:p/>
        </draw:line>
        <draw:line draw:style-name="gr9" draw:text-style-name="P1" draw:layer="layout" svg:x1="11.033cm" svg:y1="9.89cm" svg:x2="11.033cm" svg:y2="15.224cm">
          <text:p/>
        </draw:line>
        <draw:custom-shape draw:style-name="gr12" draw:text-style-name="P1" draw:layer="layout" svg:width="3.81cm" svg:height="2.794cm" svg:x="12.557cm" svg:y="9.382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63cm" svg:y1="10.398cm" svg:x2="12.557cm" svg:y2="10.398cm">
          <text:p/>
        </draw:line>
        <draw:line draw:style-name="gr8" draw:text-style-name="P1" draw:layer="layout" svg:x1="9.764cm" svg:y1="11.033cm" svg:x2="12.557cm" svg:y2="11.033cm">
          <text:p/>
        </draw:line>
        <draw:frame draw:style-name="gr7" draw:text-style-name="P4" draw:layer="layout" svg:width="3.302cm" svg:height="1.916cm" svg:x="9.382cm" svg:y="15.351cm">
          <draw:text-box>
            <text:p text:style-name="P1"><text:span text:style-name="T3">Application</text:span></text:p>
            <text:p text:style-name="P1"><text:span text:style-name="T3">Connection</text:span></text:p>
            <text:p text:style-name="P1"><text:span text:style-name="T3">Limits</text:span></text:p>
          </draw:text-box>
        </draw:frame>
      </draw:page>
      <draw:page draw:name="page3" draw:style-name="dp1" draw:master-page-name="Default">
        <draw:custom-shape draw:style-name="gr13" draw:text-style-name="P1" draw:layer="layout" svg:width="6.35cm" svg:height="5.08cm" svg:x="1.254cm" svg:y="6.461cm">
          <text:p text:style-name="P1"><text:span text:style-name="T4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985cm" svg:height="4.191cm" svg:x="9.128cm" svg:y="6.842cm">
          <text:p text:style-name="P1">Qpid Dispatch Router</text:p>
          <text:p text:style-name="P1"><text:span text:style-name="T2">10.10.1.1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288cm" svg:height="1.27cm" svg:x="8.747cm" svg:y="8.366cm">
          <text:p text:style-name="P1"><text:span text:style-name="T1">Listener</text:span></text:p>
          <text:p text:style-name="P1"><text:span text:style-name="T2">port 20001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4.175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4.429cm" svg:y1="8.366cm" svg:x2="4.429cm" svg:y2="8.874cm">
            <text:p/>
          </draw:line>
          <draw:line draw:style-name="gr4" draw:text-style-name="P1" draw:layer="layout" svg:x1="4.683cm" svg:y1="9.255cm" svg:x2="4.429cm" svg:y2="8.874cm">
            <text:p/>
          </draw:line>
          <draw:line draw:style-name="gr4" draw:text-style-name="P1" draw:layer="layout" svg:x1="4.175cm" svg:y1="9.255cm" svg:x2="4.429cm" svg:y2="8.874cm">
            <text:p/>
          </draw:line>
          <draw:line draw:style-name="gr4" draw:text-style-name="P1" draw:layer="layout" svg:x1="4.175cm" svg:y1="8.493cm" svg:x2="4.683cm" svg:y2="8.493cm">
            <text:p/>
          </draw:line>
        </draw:g>
        <draw:frame draw:style-name="gr16" draw:text-style-name="P6" draw:layer="layout" svg:width="6.096cm" svg:height="2.221cm" svg:x="1.381cm" svg:y="9.382cm">
          <draw:text-box>
            <text:p text:style-name="P1"><text:span text:style-name="T4">Alice</text:span></text:p>
            <text:p text:style-name="P1"><text:span text:style-name="T4"/></text:p>
            <text:p text:style-name="P5"><text:span text:style-name="T5">Remote Host: <text:s text:c="7"/></text:span><text:span text:style-name="T4">example.com</text:span></text:p>
            <text:p text:style-name="P5"><text:span text:style-name="T5">QDR </text:span><text:span text:style-name="T2">URL: <text:s text:c="12"/></text:span><text:span text:style-name="T4">10.10.1.1:20001</text:span></text:p>
            <text:p text:style-name="P5"><text:span text:style-name="T2">Target Application: </text:span><text:span text:style-name="T4">App1</text:span></text:p>
          </draw:text-box>
        </draw:frame>
        <draw:line draw:style-name="gr8" draw:text-style-name="P1" draw:layer="layout" svg:x1="7.604cm" svg:y1="9cm" svg:x2="8.745cm" svg:y2="9.001cm">
          <text:p/>
        </draw:line>
        <draw:line draw:style-name="gr8" draw:text-style-name="P1" draw:layer="layout" svg:x1="11.034cm" svg:y1="9.002cm" svg:x2="11.922cm" svg:y2="9.001cm">
          <text:p/>
        </draw:line>
        <draw:custom-shape draw:style-name="gr17" draw:text-style-name="P6" draw:layer="layout" svg:width="3.937cm" svg:height="1.778cm" svg:x="11.922cm" svg:y="8.112cm">
          <text:p text:style-name="P1"><text:span text:style-name="T2">AMQP Open</text:span></text:p>
          <text:p text:style-name="P1"><text:span text:style-name="T2">Rece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619cm" svg:height="2.919cm" svg:x="6.592cm" svg:y="13.6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4">Open Received</text:span></text:p>
              </table:table-cell>
              <table:table-cell>
                <text:p><text:span text:style-name="T4">Value</text:span></text:p>
              </table:table-cell>
            </table:table-row>
            <table:table-row table:style-name="ro1" table:default-cell-style-name="ce2">
              <table:table-cell>
                <text:p><text:span text:style-name="T2">Remote Host</text:span></text:p>
              </table:table-cell>
              <table:table-cell>
                <text:p><text:span text:style-name="T2">93.184.216.34</text:span></text:p>
              </table:table-cell>
            </table:table-row>
            <table:table-row table:style-name="ro1" table:default-cell-style-name="ce2">
              <table:table-cell>
                <text:p><text:span text:style-name="T2">Authenticated User</text:span></text:p>
              </table:table-cell>
              <table:table-cell>
                <text:p><text:span text:style-name="T2">Alice</text:span></text:p>
              </table:table-cell>
            </table:table-row>
            <table:table-row table:style-name="ro1" table:default-cell-style-name="ce2">
              <table:table-cell>
                <text:p><text:span text:style-name="T2">QDR Application</text:span></text:p>
              </table:table-cell>
              <table:table-cell>
                <text:p><text:span text:style-name="T2">App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3" draw:layer="layout" svg:width="6.096cm" svg:height="0.889cm" svg:x="1.381cm" svg:y="6.842cm">
          <draw:text-box>
            <text:p text:style-name="P1"><text:span text:style-name="T2">User Connection Creation</text:span></text:p>
          </draw:text-box>
        </draw:frame>
      </draw:page>
      <draw:page draw:name="page4" draw:style-name="dp1" draw:master-page-name="Default">
        <draw:custom-shape draw:style-name="gr19" draw:text-style-name="P6" draw:layer="layout" svg:width="1.524cm" svg:height="1.397cm" svg:x="3.032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6.842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4.175cm" svg:x2="3.794cm" svg:y2="6.588cm">
          <text:p/>
        </draw:line>
        <draw:line draw:style-name="gr4" draw:text-style-name="P1" draw:layer="layout" svg:x1="7.604cm" svg:y1="4.175cm" svg:x2="7.604cm" svg:y2="6.588cm">
          <text:p/>
        </draw:line>
        <draw:line draw:style-name="gr20" draw:text-style-name="P6" draw:layer="layout" svg:x1="3.794cm" svg:y1="4.683cm" svg:x2="7.604cm" svg:y2="4.937cm">
          <text:p text:style-name="P1"><text:span text:style-name="T2">AMQP Open</text:span></text:p>
          <text:p text:style-name="P1"><text:span text:style-name="T2"/></text:p>
        </draw:line>
        <draw:line draw:style-name="gr21" draw:text-style-name="P6" draw:layer="layout" svg:x1="3.794cm" svg:y1="5.826cm" svg:x2="7.604cm" svg:y2="5.445cm">
          <text:p text:style-name="P1"><text:span text:style-name="T2">AMQP Open</text:span></text:p>
          <text:p text:style-name="P1"><text:span text:style-name="T2"/></text:p>
        </draw:line>
      </draw:page>
      <draw:page draw:name="page5" draw:style-name="dp1" draw:master-page-name="Default">
        <draw:custom-shape draw:style-name="gr19" draw:text-style-name="P6" draw:layer="layout" svg:width="1.524cm" svg:height="1.397cm" svg:x="3.032cm" svg:y="2.778cm">
          <text:p text:style-name="P1"><text:span text:style-name="T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524cm" svg:height="1.397cm" svg:x="6.842cm" svg:y="2.778cm">
          <text:p text:style-name="P1"><text:span text:style-name="T2">Q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794cm" svg:y1="4.175cm" svg:x2="3.794cm" svg:y2="9.001cm">
          <text:p/>
        </draw:line>
        <draw:line draw:style-name="gr4" draw:text-style-name="P1" draw:layer="layout" svg:x1="7.604cm" svg:y1="4.175cm" svg:x2="7.604cm" svg:y2="8.62cm">
          <text:p/>
        </draw:line>
        <draw:line draw:style-name="gr20" draw:text-style-name="P6" draw:layer="layout" svg:x1="3.794cm" svg:y1="4.429cm" svg:x2="7.604cm" svg:y2="4.683cm">
          <text:p text:style-name="P1"><text:span text:style-name="T2">AMQP Open</text:span></text:p>
          <text:p text:style-name="P1"><text:span text:style-name="T2"/></text:p>
        </draw:line>
        <draw:custom-shape draw:style-name="gr19" draw:text-style-name="P6" draw:layer="layout" svg:width="1.524cm" svg:height="1.397cm" svg:x="10.525cm" svg:y="2.778cm">
          <text:p text:style-name="P1"><text:span text:style-name="T2">$poli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287cm" svg:y1="4.175cm" svg:x2="11.287cm" svg:y2="8.112cm">
          <text:p/>
        </draw:line>
        <draw:line draw:style-name="gr20" draw:text-style-name="P6" draw:layer="layout" svg:x1="7.604cm" svg:y1="4.81cm" svg:x2="11.287cm" svg:y2="5.064cm">
          <text:p text:style-name="P1"><text:span text:style-name="T2">authorize</text:span></text:p>
          <text:p text:style-name="P1"><text:span text:style-name="T2">(host, user, app)</text:span></text:p>
        </draw:line>
        <draw:line draw:style-name="gr21" draw:text-style-name="P6" draw:layer="layout" svg:x1="7.604cm" svg:y1="6.08cm" svg:x2="11.287cm" svg:y2="5.699cm">
          <text:p text:style-name="P1"><text:span text:style-name="T2">authorize: OK</text:span></text:p>
          <text:p text:style-name="P1"><text:span text:style-name="T2">policy = users</text:span></text:p>
        </draw:line>
        <draw:line draw:style-name="gr20" draw:text-style-name="P6" draw:layer="layout" svg:x1="7.604cm" svg:y1="6.715cm" svg:x2="11.287cm" svg:y2="6.969cm">
          <text:p text:style-name="P1"><text:span text:style-name="T2">policy lookup</text:span></text:p>
          <text:p text:style-name="P1"><text:span text:style-name="T2">policy = users</text:span></text:p>
        </draw:line>
        <draw:line draw:style-name="gr21" draw:text-style-name="P6" draw:layer="layout" svg:x1="7.604cm" svg:y1="7.985cm" svg:x2="11.287cm" svg:y2="7.604cm">
          <text:p text:style-name="P1"><text:span text:style-name="T2">Policy data</text:span></text:p>
          <text:p text:style-name="P1"><text:span text:style-name="T2">policy = users</text:span></text:p>
        </draw:line>
        <draw:line draw:style-name="gr21" draw:text-style-name="P6" draw:layer="layout" svg:x1="3.794cm" svg:y1="8.62cm" svg:x2="7.604cm" svg:y2="8.239cm">
          <text:p text:style-name="P1"><text:span text:style-name="T2">AMQP Open</text:span></text:p>
          <text:p text:style-name="P1"><text:span text:style-name="T2"/></text:p>
        </draw:line>
      </draw:page>
      <draw:page draw:name="page6" draw:style-name="dp1" draw:master-page-name="Default">
        <draw:custom-shape draw:style-name="gr22" draw:text-style-name="P7" draw:layer="layout" svg:width="3.556cm" svg:height="11.303cm" svg:x="12.049cm" svg:y="11.414cm">
          <text:p text:style-name="P5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.302cm" svg:height="5.715cm" svg:x="12.176cm" svg:y="14.843cm">
          <text:p text:style-name="P8"><text:span text:style-name="T6">author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3.302cm" svg:height="2.921cm" svg:x="12.176cm" svg:y="11.922cm">
          <text:p text:style-name="P8"><text:span text:style-name="T6">connection hand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2.667cm" svg:height="1.143cm" svg:x="1.254cm" svg:y="9.509cm">
          <text:p text:style-name="P1"><text:span text:style-name="T7">policy folder</text:span></text:p>
          <text:p text:style-name="P1"><text:span text:style-name="T7">*.js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7" draw:layer="layout" svg:width="7.62cm" svg:height="11.303cm" svg:x="2.397cm" svg:y="11.287cm">
          <text:p text:style-name="P5"><text:span text:style-name="T2">Python Local Policy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3.556cm" svg:height="11.303cm" svg:x="15.859cm" svg:y="11.414cm">
          <text:p text:style-name="P5"><text:span text:style-name="T2">Manageme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1.905cm" svg:height="1.397cm" svg:x="3.159cm" svg:y="11.922cm">
          <text:p text:style-name="P1"><text:span text:style-name="T7">init(fol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921cm" svg:y1="13.319cm" svg:x2="3.921cm" svg:y2="14.335cm">
          <text:p/>
        </draw:line>
        <draw:line draw:style-name="gr28" draw:text-style-name="P1" draw:layer="layout" svg:x1="5.572cm" svg:y1="15.732cm" svg:x2="7.477cm" svg:y2="14.335cm">
          <text:p/>
        </draw:line>
        <draw:custom-shape draw:style-name="gr29" draw:text-style-name="P10" draw:layer="layout" svg:width="1.778cm" svg:height="1.397cm" svg:x="7.604cm" svg:y="15.351cm">
          <text:p text:style-name="P1"><text:span text:style-name="T7">user</text:span></text:p>
          <text:p text:style-name="P1"><text:span text:style-name="T7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" draw:layer="layout" svg:x1="5.572cm" svg:y1="15.351cm" svg:x2="7.477cm" svg:y2="13.192cm">
          <text:p/>
        </draw:line>
        <draw:line draw:style-name="gr28" draw:text-style-name="P1" draw:layer="layout" svg:x1="5.572cm" svg:y1="16.113cm" svg:x2="7.477cm" svg:y2="17.637cm">
          <text:p/>
        </draw:line>
        <draw:custom-shape draw:style-name="gr30" draw:text-style-name="P12" draw:layer="layout" svg:width="2.54cm" svg:height="1.143cm" svg:x="16.24cm" svg:y="21.193cm">
          <text:p text:style-name="P11"><text:span text:style-name="T8">app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1.397cm" svg:height="1.397cm" svg:x="12.303cm" svg:y="15.478cm">
          <text:p text:style-name="P1"><text:span text:style-name="T7">user/app/</text:span></text:p>
          <text:p text:style-name="P1"><text:span text:style-name="T7">host</text:span></text:p>
          <text:p text:style-name="P1"><text:span text:style-name="T7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0" draw:layer="layout" svg:x1="12.303cm" svg:y1="16.113cm" svg:x2="9.382cm" svg:y2="16.113cm">
          <text:p text:style-name="P10"><text:span text:style-name="T7"/></text:p>
        </draw:line>
        <draw:custom-shape draw:style-name="gr32" draw:text-style-name="P1" draw:layer="layout" svg:width="1.143cm" svg:height="1.143cm" svg:x="14.208cm" svg:y="15.732cm">
          <text:p text:style-name="P1"><text:span text:style-name="T7">lookup</text:span></text:p>
          <text:p text:style-name="P1"><text:span text:style-name="T7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10" draw:layer="layout" svg:width="1.778cm" svg:height="1.397cm" svg:x="7.604cm" svg:y="18.145cm">
          <text:p text:style-name="P1"><text:span text:style-name="T7">settings </text:span></text:p>
          <text:p text:style-name="P1"><text:span text:style-name="T7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10" draw:layer="layout" svg:x1="9.763cm" svg:y1="17.637cm" svg:x2="16.24cm" svg:y2="17.637cm">
          <text:p text:style-name="P10"><text:span text:style-name="T7">propagate</text:span></text:p>
          <text:p text:style-name="P10"><text:span text:style-name="T7"/></text:p>
        </draw:line>
        <draw:custom-shape draw:style-name="gr31" draw:text-style-name="P10" draw:layer="layout" svg:width="1.397cm" svg:height="1.397cm" svg:x="12.303cm" svg:y="18.399cm">
          <text:p text:style-name="P1"><text:span text:style-name="T7">settings</text:span></text:p>
          <text:p text:style-name="P1"><text:span text:style-name="T7">look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143cm" svg:height="1.143cm" svg:x="14.208cm" svg:y="19.161cm">
          <text:p text:style-name="P1"><text:span text:style-name="T7">lookup</text:span></text:p>
          <text:p text:style-name="P1"><text:span text:style-name="T7">cache</text:span></text:p>
          <draw:enhanced-geometry svg:viewBox="0 0 88 21600" draw:glue-points="44 ?f6 44 0 0 10800 44 21600 88 10800" draw:text-areas="0 ?f6 88 ?f3" draw:type="can" draw:modifiers="5513.2867132867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12.303cm" svg:y1="19.034cm" svg:x2="9.382cm" svg:y2="19.034cm">
          <text:p/>
        </draw:line>
        <draw:line draw:style-name="gr4" draw:text-style-name="P1" draw:layer="layout" svg:x1="13.7cm" svg:y1="16.113cm" svg:x2="14.208cm" svg:y2="16.367cm">
          <text:p/>
        </draw:line>
        <draw:line draw:style-name="gr4" draw:text-style-name="P1" draw:layer="layout" svg:x1="13.7cm" svg:y1="18.907cm" svg:x2="14.208cm" svg:y2="19.415cm">
          <text:p/>
        </draw:line>
        <draw:line draw:style-name="gr28" draw:text-style-name="P1" draw:layer="layout" svg:x1="15.097cm" svg:y1="12.811cm" svg:x2="16.24cm" svg:y2="12.811cm">
          <text:p/>
        </draw:line>
        <draw:custom-shape draw:style-name="gr34" draw:text-style-name="P1" draw:layer="layout" svg:width="2.286cm" svg:height="1.397cm" svg:x="7.477cm" svg:y="12.049cm">
          <text:p text:style-name="P1"><text:span text:style-name="T7">perApp</text:span></text:p>
          <text:p text:style-name="P1"><text:span text:style-name="T7">connection</text:span></text:p>
          <text:p text:style-name="P1"><text:span text:style-name="T7">contr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286cm" svg:height="1.397cm" svg:x="7.477cm" svg:y="13.7cm">
          <text:p text:style-name="P1"><text:span text:style-name="T7">user-to-group</text:span></text:p>
          <text:p text:style-name="P1"><text:span text:style-name="T7">mapping</text:span>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54cm" svg:height="1.397cm" svg:x="16.24cm" svg:y="12.176cm">
          <text:p text:style-name="P1"><text:span text:style-name="T8">appConnections</text:span></text:p>
          <text:p text:style-name="P1"><text:span text:style-name="T7">perApp connection</text:span></text:p>
          <text:p text:style-name="P1"><text:span text:style-name="T7">control and status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54cm" svg:height="0.889cm" svg:x="16.24cm" svg:y="17.129cm">
          <text:p text:style-name="P11"><text:span text:style-name="T8">appGroupSettings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286cm" svg:height="0.889cm" svg:x="7.477cm" svg:y="17.002cm">
          <text:p text:style-name="P1"><text:span text:style-name="T7">Named setting</text:span></text:p>
          <text:p text:style-name="P1"><text:span text:style-name="T7">blob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366cm" svg:y1="15.097cm" svg:x2="8.366cm" svg:y2="15.351cm">
          <text:p/>
        </draw:line>
        <draw:line draw:style-name="gr4" draw:text-style-name="P1" draw:layer="layout" svg:x1="8.239cm" svg:y1="17.891cm" svg:x2="8.239cm" svg:y2="18.145cm">
          <text:p/>
        </draw:line>
        <draw:custom-shape draw:style-name="gr38" draw:text-style-name="P10" draw:layer="layout" svg:width="2.667cm" svg:height="0.889cm" svg:x="12.43cm" svg:y="13.827cm">
          <text:p text:style-name="P1"><text:span text:style-name="T7">AMQP Open</text:span></text:p>
          <text:p text:style-name="P1"><text:span text:style-name="T7">connection 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2.286cm" svg:height="0.889cm" svg:x="12.811cm" svg:y="12.557cm">
          <text:p text:style-name="P1"><text:span text:style-name="T7">perApp</text:span></text:p>
          <text:p text:style-name="P1"><text:span text:style-name="T7">connection</text:span></text:p>
          <text:p text:style-name="P1"><text:span text:style-name="T7">control</text:span>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9.763cm" svg:y1="12.811cm" svg:x2="12.811cm" svg:y2="12.811cm">
          <text:p text:style-name="P1"><text:span text:style-name="T7">propagate</text:span></text:p>
          <text:p text:style-name="P1"><text:span text:style-name="T7"/></text:p>
        </draw:line>
        <draw:line draw:style-name="gr4" draw:text-style-name="P1" draw:layer="layout" svg:x1="13.319cm" svg:y1="13.446cm" svg:x2="13.319cm" svg:y2="13.827cm">
          <text:p/>
        </draw:line>
        <draw:line draw:style-name="gr39" draw:text-style-name="P1" draw:layer="layout" svg:x1="13.7cm" svg:y1="15.859cm" svg:x2="16.748cm" svg:y2="13.573cm">
          <text:p/>
        </draw:line>
        <draw:custom-shape draw:style-name="gr40" draw:text-style-name="P9" draw:layer="layout" svg:width="3.302cm" svg:height="1.905cm" svg:x="12.176cm" svg:y="20.685cm">
          <text:p text:style-name="P8"><text:span text:style-name="T6">runtime enforc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1.397cm" svg:height="0.889cm" svg:x="13.065cm" svg:y="21.32cm">
          <text:p text:style-name="P1"><text:span text:style-name="T7">settings</text:span></text:p>
          <text:p text:style-name="P1"><text:span text:style-name="T7">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462cm" svg:y1="20.304cm" svg:x2="13.954cm" svg:y2="21.32cm">
          <text:p/>
        </draw:line>
        <draw:line draw:style-name="gr39" draw:text-style-name="P1" draw:layer="layout" svg:x1="14.462cm" svg:y1="21.701cm" svg:x2="16.24cm" svg:y2="21.701cm">
          <text:p/>
        </draw:line>
        <draw:custom-shape draw:style-name="gr42" draw:text-style-name="P13" draw:layer="layout" svg:width="2.921cm" svg:height="2.11cm" svg:x="2.651cm" svg:y="14.384cm">
          <text:p text:style-name="P1"><text:span text:style-name="T9">Per Application</text:span></text:p>
          <text:p text:style-name="P1"><text:span text:style-name="T6"/></text:p>
          <text:p text:style-name="P1"><text:span text:style-name="T6">connection counts</text:span></text:p>
          <text:p text:style-name="P1"><text:span text:style-name="T6">user/group map</text:span></text:p>
          <text:p text:style-name="P1"><text:span text:style-name="T6">named setting blobs</text:span></text:p>
          <draw:enhanced-geometry svg:viewBox="0 0 21600 21600" draw:mirror-horizontal="false" draw:type="line-callout-1" draw:modifiers="-8338.39835728953 -38554.6186641402 -1848.04928131417 5668.5930838465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ck Rolke</meta:initial-creator>
    <meta:creation-date>2016-01-04T11:58:36.544153887</meta:creation-date>
    <dc:date>2016-01-13T14:21:47.825377112</dc:date>
    <dc:creator>Chuck Rolke</dc:creator>
    <meta:editing-duration>PT3H35M21S</meta:editing-duration>
    <meta:editing-cycles>20</meta:editing-cycles>
    <meta:generator>LibreOffice/4.3.7.2$Linux_X86_64 LibreOffice_project/430$Build-2</meta:generator>
    <meta:printed-by>Chuck Rolke</meta:printed-by>
    <meta:print-date>2016-01-13T10:16:12.442650389</meta:print-date>
    <meta:document-statistic meta:object-count="1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width="6.8173in" draw:z-index="0"><draw:text-box fo:min-height="4.2874in"><text:p text:style-name="Frame_20_contents"/></draw:text-box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